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25" style:family="table-cell" style:parent-style-name="Default" style:data-style-name="N122">
      <style:map style:condition="cell-content()&gt;[.E7]*1.25" style:apply-style-name="Good" style:base-cell-address="Sheet1.J7"/>
    </style:style>
    <style:style style:name="ce131" style:family="table-cell" style:parent-style-name="Default" style:data-style-name="N122">
      <style:map style:condition="cell-content()&gt;[.E8]*1.25" style:apply-style-name="Good" style:base-cell-address="Sheet1.J8"/>
    </style:style>
    <style:style style:name="ce132" style:family="table-cell" style:parent-style-name="Default" style:data-style-name="N122">
      <style:map style:condition="cell-content()&gt;[.E9]*1.25" style:apply-style-name="Good" style:base-cell-address="Sheet1.J9"/>
    </style:style>
    <style:style style:name="ce126" style:family="table-cell" style:parent-style-name="Default" style:data-style-name="N122">
      <style:map style:condition="cell-content()&gt;#REF!*1.25" style:apply-style-name="Good" style:base-cell-address="Sheet1.J10"/>
    </style:style>
    <style:style style:name="ce100" style:family="table-cell" style:parent-style-name="Default" style:data-style-name="N122">
      <style:map style:condition="cell-content()&gt;[.E11]*1.25" style:apply-style-name="Good" style:base-cell-address="Sheet1.J11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30" style:family="table-cell" style:parent-style-name="Default" style:data-style-name="N122">
      <style:map style:condition="cell-content()&gt;[.E39]*1.25" style:apply-style-name="Good" style:base-cell-address="Sheet1.J39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66" calcext:value-type="float">
            <text:p>2.266</text:p>
          </table:table-cell>
          <table:table-cell table:style-name="ce22" office:value-type="percentage" office:value="-0.0271" calcext:value-type="percentage">
            <text:p>-2.71%</text:p>
          </table:table-cell>
          <table:table-cell table:style-name="ce26" office:value-type="float" office:value="113.69" calcext:value-type="float">
            <text:p>113.69</text:p>
          </table:table-cell>
          <table:table-cell table:style-name="ce22" office:value-type="percentage" office:value="0.9464" calcext:value-type="percentage">
            <text:p>94.6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46" calcext:value-type="float" table:number-columns-spanned="5" table:number-rows-spanned="1">
            <text:p>2.44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01" calcext:value-type="percentage" table:number-columns-spanned="5" table:number-rows-spanned="1">
            <text:p>-3.0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726" calcext:value-type="percentage" table:number-columns-spanned="1" table:number-rows-spanned="3">
            <text:p>17.26%</text:p>
          </table:table-cell>
          <table:table-cell office:value-type="string" calcext:value-type="string">
            <text:p>洋河股份F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69.72" calcext:value-type="float">
            <text:p>169.72</text:p>
          </table:table-cell>
          <table:table-cell office:value-type="float" office:value="29.64" calcext:value-type="float">
            <text:p>29.64</text:p>
          </table:table-cell>
          <table:table-cell office:value-type="float" office:value="2558" calcext:value-type="float">
            <text:p>2558.00</text:p>
          </table:table-cell>
          <table:table-cell table:style-name="ce86" table:formula="of:=IF([.E6]&gt;0;[.F6]/[.E6]-1.0014;([.F6]-[.E6]))" office:value-type="percentage" office:value="0.712493320946014" calcext:value-type="percentage">
            <text:p>71.25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69.72" calcext:value-type="float">
            <text:p>169.72</text:p>
          </table:table-cell>
          <table:table-cell office:value-type="float" office:value="29.64" calcext:value-type="float">
            <text:p>29.64</text:p>
          </table:table-cell>
          <table:table-cell office:value-type="float" office:value="2558" calcext:value-type="float">
            <text:p>2558.00</text:p>
          </table:table-cell>
          <table:table-cell table:style-name="ce87" table:formula="of:=IF([.E7]&gt;0;[.F7]/[.E7]-1.0014;([.F7]-[.E7]))" office:value-type="percentage" office:value="0.762089573050986" calcext:value-type="percentage">
            <text:p>76.21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69.72" calcext:value-type="float">
            <text:p>169.72</text:p>
          </table:table-cell>
          <table:table-cell office:value-type="float" office:value="29.64" calcext:value-type="float">
            <text:p>29.64</text:p>
          </table:table-cell>
          <table:table-cell office:value-type="float" office:value="2558" calcext:value-type="float">
            <text:p>2558.00</text:p>
          </table:table-cell>
          <table:table-cell table:style-name="ce90" table:formula="of:=IF([.E8]&gt;0;[.F8]/[.E8]-1.0014;([.F8]-[.E8]))" office:value-type="percentage" office:value="-0.100780200373578" calcext:value-type="percentage">
            <text:p>-10.08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4" calcext:value-type="percentage" table:number-columns-spanned="1" table:number-rows-spanned="2">
            <text:p>2.74%</text:p>
          </table:table-cell>
          <table:table-cell office:value-type="string" calcext:value-type="string">
            <text:p>路劲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9.246" calcext:value-type="float">
            <text:p>9.246</text:p>
          </table:table-cell>
          <table:table-cell office:value-type="float" office:value="5.71" calcext:value-type="float">
            <text:p>5.71</text:p>
          </table:table-cell>
          <table:table-cell office:value-type="float" office:value="4.16" calcext:value-type="float">
            <text:p>4.16</text:p>
          </table:table-cell>
          <table:table-cell office:value-type="float" office:value="42.79" calcext:value-type="float">
            <text:p>42.79</text:p>
          </table:table-cell>
          <table:table-cell table:style-name="ce91" table:formula="of:=IF([.E9]&gt;0;[.F9]/[.E9]-1.0014;([.F9]-[.E9]))" office:value-type="percentage" office:value="-0.383835647847718" calcext:value-type="percentage">
            <text:p>-38.38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3.46" calcext:value-type="float">
            <text:p>13.46</text:p>
          </table:table-cell>
          <table:table-cell office:value-type="float" office:value="8.48" calcext:value-type="float">
            <text:p>8.48</text:p>
          </table:table-cell>
          <table:table-cell office:value-type="float" office:value="337.9" calcext:value-type="float">
            <text:p>337.90</text:p>
          </table:table-cell>
          <table:table-cell table:style-name="ce107" table:formula="of:=IF([.E10]&gt;0;[.F10]/[.E10]-1.0014;([.F10]-[.E10]))" office:value-type="percentage" office:value="0.172403087119561" calcext:value-type="percentage">
            <text:p>17.24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86" calcext:value-type="percentage" table:number-columns-spanned="1" table:number-rows-spanned="2">
            <text:p>2.86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office:value-type="float" office:value="3.91" calcext:value-type="float">
            <text:p>3.91</text:p>
          </table:table-cell>
          <table:table-cell office:value-type="float" office:value="5.13" calcext:value-type="float">
            <text:p>5.13</text:p>
          </table:table-cell>
          <table:table-cell office:value-type="float" office:value="1712" calcext:value-type="float">
            <text:p>1712.00</text:p>
          </table:table-cell>
          <table:table-cell table:style-name="ce70" table:formula="of:=IF([.E11]&gt;0;[.F11]/[.E11]-1.0014;([.F11]-[.E11]))" office:value-type="percentage" office:value="-0.365317358060843" calcext:value-type="percentage">
            <text:p>-36.53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2" calcext:value-type="float">
            <text:p>2.92</text:p>
          </table:table-cell>
          <table:table-cell office:value-type="float" office:value="3.55" calcext:value-type="float">
            <text:p>3.55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0889659447348767" calcext:value-type="percentage">
            <text:p>8.9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5" calcext:value-type="percentage">
            <text:p>1.50%</text:p>
          </table:table-cell>
          <table:table-cell office:value-type="string" calcext:value-type="string">
            <text:p>华泰证券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4.002" calcext:value-type="float">
            <text:p>14.002</text:p>
          </table:table-cell>
          <table:table-cell office:value-type="float" office:value="14.3" calcext:value-type="float">
            <text:p>14.3</text:p>
          </table:table-cell>
          <table:table-cell office:value-type="float" office:value="10.59" calcext:value-type="float">
            <text:p>10.59</text:p>
          </table:table-cell>
          <table:table-cell office:value-type="float" office:value="1298" calcext:value-type="float">
            <text:p>1298.00</text:p>
          </table:table-cell>
          <table:table-cell table:style-name="ce71" table:formula="of:=IF([.E13]&gt;0;[.F13]/[.E13]-1.0014;([.F13]-[.E13]))" office:value-type="percentage" office:value="0.0198826739037279" calcext:value-type="percentage">
            <text:p>1.99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7.5025" calcext:value-type="float">
            <text:p>17.503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8" calcext:value-type="percentage">
            <text:p>2.78%</text:p>
          </table:table-cell>
          <table:table-cell office:value-type="string" calcext:value-type="string">
            <text:p>新华保险H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1.7" calcext:value-type="float">
            <text:p>21.7</text:p>
          </table:table-cell>
          <table:table-cell office:value-type="float" office:value="5.42" calcext:value-type="float">
            <text:p>5.42</text:p>
          </table:table-cell>
          <table:table-cell office:value-type="float" office:value="676.9" calcext:value-type="float">
            <text:p>676.90</text:p>
          </table:table-cell>
          <table:table-cell table:style-name="ce72" table:formula="of:=IF([.E14]&gt;0;[.F14]/[.E14]-1.0014;([.F14]-[.E14]))" office:value-type="percentage" office:value="-0.290693551239642" calcext:value-type="percentage">
            <text:p>-29.07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03" calcext:value-type="percentage" table:number-columns-spanned="1" table:number-rows-spanned="4">
            <text:p>30.30%</text:p>
          </table:table-cell>
          <table:table-cell office:value-type="string" calcext:value-type="string">
            <text:p>腾讯控股L</text:p>
          </table:table-cell>
          <table:table-cell office:value-type="percentage" office:value="0.1135" calcext:value-type="percentage">
            <text:p>11.35%</text:p>
          </table:table-cell>
          <table:table-cell office:value-type="float" office:value="370" calcext:value-type="float">
            <text:p>370.000</text:p>
          </table:table-cell>
          <table:table-cell office:value-type="float" office:value="369.4" calcext:value-type="float">
            <text:p>369.4</text:p>
          </table:table-cell>
          <table:table-cell office:value-type="float" office:value="14.34" calcext:value-type="float">
            <text:p>14.3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5]&gt;0;[.F15]/[.E15]-1.0014;([.F15]-[.E15]))" office:value-type="percentage" office:value="-0.00302162162162178" calcext:value-type="percentage">
            <text:p>-0.3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420" calcext:value-type="float">
            <text:p>420.000</text:p>
          </table:table-cell>
          <table:table-cell office:value-type="float" office:value="369.4" calcext:value-type="float">
            <text:p>369.4</text:p>
          </table:table-cell>
          <table:table-cell office:value-type="float" office:value="14.34" calcext:value-type="float">
            <text:p>14.3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6]&gt;0;[.F16]/[.E16]-1.0014;([.F16]-[.E16]))" office:value-type="percentage" office:value="-0.121876190476191" calcext:value-type="percentage">
            <text:p>-12.1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370" calcext:value-type="float">
            <text:p>370.000</text:p>
          </table:table-cell>
          <table:table-cell office:value-type="float" office:value="369.4" calcext:value-type="float">
            <text:p>369.4</text:p>
          </table:table-cell>
          <table:table-cell office:value-type="float" office:value="14.34" calcext:value-type="float">
            <text:p>14.3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7]&gt;0;[.F17]/[.E17]-1.0014;([.F17]-[.E17]))" office:value-type="percentage" office:value="-0.00302162162162178" calcext:value-type="percentage">
            <text:p>-0.3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-</text:p>
          </table:table-cell>
          <table:table-cell office:value-type="float" office:value="115.8" calcext:value-type="float">
            <text:p>115.80</text:p>
          </table:table-cell>
          <table:table-cell table:style-name="ce73" table:formula="of:=IF([.E18]&gt;0;[.F18]/[.E18]-1.0014;([.F18]-[.E18]))" office:value-type="percentage" office:value="-0.473689737020736" calcext:value-type="percentage">
            <text:p>-47.37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3" calcext:value-type="percentage">
            <text:p>0.93%</text:p>
          </table:table-cell>
          <table:table-cell office:value-type="string" calcext:value-type="string">
            <text:p>微创医疗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-</text:p>
          </table:table-cell>
          <table:table-cell office:value-type="float" office:value="332.1" calcext:value-type="float">
            <text:p>332.10</text:p>
          </table:table-cell>
          <table:table-cell table:style-name="ce73" table:formula="of:=IF([.E19]&gt;0;[.F19]/[.E19]-1.0014;([.F19]-[.E19]))" office:value-type="percentage" office:value="-0.348423617532165" calcext:value-type="percentage">
            <text:p>-34.84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65" calcext:value-type="percentage" table:number-columns-spanned="1" table:number-rows-spanned="2">
            <text:p>4.65%</text:p>
          </table:table-cell>
          <table:table-cell office:value-type="string" calcext:value-type="string">
            <text:p>恒生ETF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1.4" calcext:value-type="float">
            <text:p>1.400</text:p>
          </table:table-cell>
          <table:table-cell office:value-type="float" office:value="1.138" calcext:value-type="float">
            <text:p>1.138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88542857142857" calcext:value-type="percentage">
            <text:p>-18.85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0.6" calcext:value-type="float">
            <text:p>0.600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114000000000001" calcext:value-type="percentage">
            <text:p>-1.1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16" calcext:value-type="percentage">
            <text:p>3.1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7.98" calcext:value-type="float">
            <text:p>47.98</text:p>
          </table:table-cell>
          <table:table-cell office:value-type="string" calcext:value-type="string">
            <text:p>-</text:p>
          </table:table-cell>
          <table:table-cell office:value-type="float" office:value="924.6" calcext:value-type="float">
            <text:p>924.60</text:p>
          </table:table-cell>
          <table:table-cell table:style-name="ce76" table:formula="of:=IF([.E22]&gt;0;[.F22]/[.E22]-1.0014;([.F22]-[.E22]))" office:value-type="percentage" office:value="-0.10313362788782" calcext:value-type="percentage">
            <text:p>-10.31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7" calcext:value-type="percentage">
            <text:p>2.2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3.003" calcext:value-type="float">
            <text:p>3.003</text:p>
          </table:table-cell>
          <table:table-cell office:value-type="float" office:value="2.22" calcext:value-type="float">
            <text:p>2.22</text:p>
          </table:table-cell>
          <table:table-cell office:value-type="float" office:value="5.43" calcext:value-type="float">
            <text:p>5.43</text:p>
          </table:table-cell>
          <table:table-cell office:value-type="float" office:value="225" calcext:value-type="float">
            <text:p>225.00</text:p>
          </table:table-cell>
          <table:table-cell table:style-name="ce77" table:formula="of:=IF([.E23]&gt;0;[.F23]/[.E23]-1.0014;([.F23]-[.E23]))" office:value-type="percentage" office:value="-0.262139260739261" calcext:value-type="percentage">
            <text:p>-26.2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75375" calcext:value-type="float">
            <text:p>3.754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8" calcext:value-type="percentage" table:number-columns-spanned="1" table:number-rows-spanned="2">
            <text:p>2.88%</text:p>
          </table:table-cell>
          <table:table-cell office:value-type="string" calcext:value-type="string">
            <text:p>思摩尔国际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50.925" calcext:value-type="float">
            <text:p>50.925</text:p>
          </table:table-cell>
          <table:table-cell office:value-type="float" office:value="20.45" calcext:value-type="float">
            <text:p>20.45</text:p>
          </table:table-cell>
          <table:table-cell office:value-type="float" office:value="18.95" calcext:value-type="float">
            <text:p>18.95</text:p>
          </table:table-cell>
          <table:table-cell office:value-type="float" office:value="1226.7" calcext:value-type="float">
            <text:p>1226.70</text:p>
          </table:table-cell>
          <table:table-cell table:style-name="ce79" table:formula="of:=IF([.E24]&gt;0;[.F24]/[.E24]-1.0014;([.F24]-[.E24]))" office:value-type="percentage" office:value="-0.599829062346588" calcext:value-type="percentage">
            <text:p>-59.98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69.26" calcext:value-type="float">
            <text:p>69.260</text:p>
          </table:table-cell>
          <table:table-cell office:value-type="float" office:value="54.76" calcext:value-type="float">
            <text:p>54.76</text:p>
          </table:table-cell>
          <table:table-cell office:value-type="float" office:value="13.08" calcext:value-type="float">
            <text:p>13.08</text:p>
          </table:table-cell>
          <table:table-cell office:value-type="float" office:value="3832" calcext:value-type="float">
            <text:p>3832.00</text:p>
          </table:table-cell>
          <table:table-cell table:style-name="ce79" table:formula="of:=IF([.E25]&gt;0;[.F25]/[.E25]-1.0014;([.F25]-[.E25]))" office:value-type="percentage" office:value="-0.210756049667918" calcext:value-type="percentage">
            <text:p>-21.08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6" calcext:value-type="percentage">
            <text:p>1.06%</text:p>
          </table:table-cell>
          <table:table-cell office:value-type="string" calcext:value-type="string">
            <text:p>生物股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7.605" calcext:value-type="float">
            <text:p>17.605</text:p>
          </table:table-cell>
          <table:table-cell office:value-type="float" office:value="9.06" calcext:value-type="float">
            <text:p>9.06</text:p>
          </table:table-cell>
          <table:table-cell office:value-type="float" office:value="40.5" calcext:value-type="float">
            <text:p>40.50</text:p>
          </table:table-cell>
          <table:table-cell office:value-type="float" office:value="102" calcext:value-type="float">
            <text:p>102.00</text:p>
          </table:table-cell>
          <table:table-cell table:style-name="ce80" table:formula="of:=IF([.E26]&gt;0;[.F26]/[.E26]-1.0014;([.F26]-[.E26]))" office:value-type="percentage" office:value="-0.486773473445044" calcext:value-type="percentage">
            <text:p>-48.68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2.00625" calcext:value-type="float">
            <text:p>22.006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29" calcext:value-type="percentage">
            <text:p>1.29%</text:p>
          </table:table-cell>
          <table:table-cell office:value-type="string" calcext:value-type="string">
            <text:p>澳博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5.596" calcext:value-type="float">
            <text:p>5.596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-</text:p>
          </table:table-cell>
          <table:table-cell office:value-type="float" office:value="179.5" calcext:value-type="float">
            <text:p>179.50</text:p>
          </table:table-cell>
          <table:table-cell table:style-name="ce81" table:formula="of:=IF([.E27]&gt;0;[.F27]/[.E27]-1.0014;([.F27]-[.E27]))" office:value-type="percentage" office:value="-0.436710936383131" calcext:value-type="percentage">
            <text:p>-43.67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1" calcext:value-type="percentage">
            <text:p>3.10%</text:p>
          </table:table-cell>
          <table:table-cell office:value-type="string" calcext:value-type="string">
            <text:p>陕西煤业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20.73" calcext:value-type="float">
            <text:p>20.73</text:p>
          </table:table-cell>
          <table:table-cell table:style-name="ce47" office:value-type="float" office:value="8.57" calcext:value-type="float">
            <text:p>8.57</text:p>
          </table:table-cell>
          <table:table-cell office:value-type="float" office:value="2010" calcext:value-type="float">
            <text:p>2010.00</text:p>
          </table:table-cell>
          <table:table-cell table:style-name="ce107" table:formula="of:=IF([.E28]&gt;0;[.F28]/[.E28]-1.0014;([.F28]-[.E28]))" office:value-type="percentage" office:value="0.991485983464719" calcext:value-type="percentage">
            <text:p>99.15%</text:p>
          </table:table-cell>
          <table:table-cell table:style-name="ce12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5.3955078125" calcext:value-type="float">
            <text:p>25.396</text:p>
          </table:table-cell>
          <table:table-cell table:style-name="ce162" table:formula="of:=IF([.F28]&lt;[.E28]*1.25; 0; [.J28]/1.25*0.92)" office:value-type="float" office:value="18.69109375" calcext:value-type="float">
            <text:p>18.691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67" calcext:value-type="percentage" table:number-columns-spanned="1" table:number-rows-spanned="6">
            <text:p>8.6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9.697" calcext:value-type="float">
            <text:p>9.697</text:p>
          </table:table-cell>
          <table:table-cell office:value-type="float" office:value="10.52" calcext:value-type="float">
            <text:p>10.52</text:p>
          </table:table-cell>
          <table:table-cell table:style-name="ce47" office:value-type="float" office:value="4.52" calcext:value-type="float">
            <text:p>4.52</text:p>
          </table:table-cell>
          <table:table-cell office:value-type="float" office:value="5011.5" calcext:value-type="float">
            <text:p>5011.50</text:p>
          </table:table-cell>
          <table:table-cell table:style-name="ce84" table:formula="of:=IF([.E29]&gt;0;[.F29]/[.E29]-1.0014;([.F29]-[.E29]))" office:value-type="percentage" office:value="0.0834716097762194" calcext:value-type="percentage">
            <text:p>8.35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9.8" calcext:value-type="float">
            <text:p>49.8</text:p>
          </table:table-cell>
          <table:table-cell table:style-name="ce47" office:value-type="float" office:value="7.32" calcext:value-type="float">
            <text:p>7.32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-0.0439838700374893" calcext:value-type="percentage">
            <text:p>-4.40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5" calcext:value-type="float">
            <text:p>26.5</text:p>
          </table:table-cell>
          <table:table-cell table:style-name="ce47" office:value-type="float" office:value="3.37" calcext:value-type="float">
            <text:p>3.37</text:p>
          </table:table-cell>
          <table:table-cell office:value-type="float" office:value="334.2" calcext:value-type="float">
            <text:p>334.20</text:p>
          </table:table-cell>
          <table:table-cell table:style-name="ce107" table:formula="of:=IF([.E31]&gt;0;[.F31]/[.E31]-1.0014;([.F31]-[.E31]))" office:value-type="percentage" office:value="0.0605114405930676" calcext:value-type="percentage">
            <text:p>6.05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59" calcext:value-type="float">
            <text:p>2.59</text:p>
          </table:table-cell>
          <table:table-cell table:style-name="ce47" office:value-type="float" office:value="6.13" calcext:value-type="float">
            <text:p>6.13</text:p>
          </table:table-cell>
          <table:table-cell office:value-type="float" office:value="64.39" calcext:value-type="float">
            <text:p>64.39</text:p>
          </table:table-cell>
          <table:table-cell table:style-name="ce107" table:formula="of:=IF([.E32]&gt;0;[.F32]/[.E32]-1.0014;([.F32]-[.E32]))" office:value-type="percentage" office:value="-0.0599241730279899" calcext:value-type="percentage">
            <text:p>-5.99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5" calcext:value-type="float">
            <text:p>25</text:p>
          </table:table-cell>
          <table:table-cell table:style-name="ce47" office:value-type="float" office:value="6.75" calcext:value-type="float">
            <text:p>6.75</text:p>
          </table:table-cell>
          <table:table-cell office:value-type="float" office:value="4967.1" calcext:value-type="float">
            <text:p>4967.10</text:p>
          </table:table-cell>
          <table:table-cell table:style-name="ce107" table:formula="of:=IF([.E33]&gt;0;[.F33]/[.E33]-1.0014;([.F33]-[.E33]))" office:value-type="percentage" office:value="0.695355802904846" calcext:value-type="percentage">
            <text:p>69.54%</text:p>
          </table:table-cell>
          <table:table-cell table:style-name="ce12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5.51" calcext:value-type="float">
            <text:p>5.51</text:p>
          </table:table-cell>
          <table:table-cell table:style-name="ce47" office:value-type="float" office:value="14.5" calcext:value-type="float">
            <text:p>14.50</text:p>
          </table:table-cell>
          <table:table-cell office:value-type="float" office:value="127.9" calcext:value-type="float">
            <text:p>127.90</text:p>
          </table:table-cell>
          <table:table-cell table:style-name="ce107" table:formula="of:=IF([.E34]&gt;0;[.F34]/[.E34]-1.0014;([.F34]-[.E34]))" office:value-type="percentage" office:value="-0.251944069640914" calcext:value-type="percentage">
            <text:p>-25.19%</text:p>
          </table:table-cell>
          <table:table-cell table:style-name="ce12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26" calcext:value-type="float" table:number-columns-spanned="5" table:number-rows-spanned="1">
            <text:p>1.5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1" calcext:value-type="percentage" table:number-columns-spanned="5" table:number-rows-spanned="1">
            <text:p>-0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28" calcext:value-type="percentage">
            <text:p>7.28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28" calcext:value-type="percentage">
            <text:p>7.28%</text:p>
          </table:table-cell>
          <table:table-cell table:style-name="ce30" office:value-type="float" office:value="91.503" calcext:value-type="float">
            <text:p>91.5030</text:p>
          </table:table-cell>
          <table:table-cell table:style-name="ce38" office:value-type="float" office:value="118.5" calcext:value-type="float">
            <text:p>118.5000</text:p>
          </table:table-cell>
          <table:table-cell office:value-type="float" office:value="19.67" calcext:value-type="float">
            <text:p>19.67</text:p>
          </table:table-cell>
          <table:table-cell office:value-type="float" office:value="626.4" calcext:value-type="float">
            <text:p>626.40</text:p>
          </table:table-cell>
          <table:table-cell table:style-name="ce88" table:formula="of:=IF([.E38]&gt;0;[.F38]/[.E38]-1.0014;([.F38]-[.E38]))" office:value-type="percentage" office:value="0.293639506901413" calcext:value-type="percentage">
            <text:p>29.36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2.9734375" calcext:value-type="float">
            <text:p>142.973</text:p>
          </table:table-cell>
          <table:table-cell table:style-name="ce168" table:formula="of:=IF([.F38]&lt;[.E38]*1.25; 0; [.J38]/1.25*0.92)" office:value-type="float" office:value="105.22845" calcext:value-type="float">
            <text:p>105.22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7" calcext:value-type="percentage">
            <text:p>0.77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77" calcext:value-type="percentage">
            <text:p>0.77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24" calcext:value-type="float">
            <text:p>5.2400</text:p>
          </table:table-cell>
          <table:table-cell office:value-type="string" calcext:value-type="string">
            <text:p>-</text:p>
          </table:table-cell>
          <table:table-cell office:value-type="float" office:value="10.34" calcext:value-type="float">
            <text:p>10.34</text:p>
          </table:table-cell>
          <table:table-cell table:formula="of:=IF([.E39]&gt;0;[.F39]/[.E39]-1.0014;([.F39]-[.E39]))" office:value-type="percentage" office:value="-0.629586843206959" calcext:value-type="percentage">
            <text:p>-62.96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5" calcext:value-type="percentage">
            <text:p>0.55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6.25" calcext:value-type="float">
            <text:p>26.2500</text:p>
          </table:table-cell>
          <table:table-cell office:value-type="string" calcext:value-type="string">
            <text:p>-</text:p>
          </table:table-cell>
          <table:table-cell office:value-type="float" office:value="103.54" calcext:value-type="float">
            <text:p>103.54</text:p>
          </table:table-cell>
          <table:table-cell table:formula="of:=IF([.E40]&gt;0;[.F40]/[.E40]-1.0014;([.F40]-[.E40]))" office:value-type="percentage" office:value="-0.419312334271326" calcext:value-type="percentage">
            <text:p>-41.93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41" calcext:value-type="float">
            <text:p>4.4100</text:p>
          </table:table-cell>
          <table:table-cell office:value-type="string" calcext:value-type="string">
            <text:p>-</text:p>
          </table:table-cell>
          <table:table-cell office:value-type="float" office:value="10.72" calcext:value-type="float">
            <text:p>10.72</text:p>
          </table:table-cell>
          <table:table-cell table:formula="of:=IF([.E41]&gt;0;[.F41]/[.E41]-1.0014;([.F41]-[.E41]))" office:value-type="percentage" office:value="-0.635120930232558" calcext:value-type="percentage">
            <text:p>-63.51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27" calcext:value-type="percentage">
            <text:p>0.27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7" calcext:value-type="percentage">
            <text:p>0.27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67.63" calcext:value-type="float">
            <text:p>67.63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38730756378825" calcext:value-type="percentage">
            <text:p>-38.73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" calcext:value-type="percentage">
            <text:p>0.10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.5" calcext:value-type="float">
            <text:p>2.5000</text:p>
          </table:table-cell>
          <table:table-cell office:value-type="string" calcext:value-type="string">
            <text:p>-</text:p>
          </table:table-cell>
          <table:table-cell office:value-type="float" office:value="7.56" calcext:value-type="float">
            <text:p>7.56</text:p>
          </table:table-cell>
          <table:table-cell table:formula="of:=IF([.E43]&gt;0;[.F43]/[.E43]-1.0014;([.F43]-[.E43]))" office:value-type="percentage" office:value="-0.728917466130421" calcext:value-type="percentage">
            <text:p>-72.89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25" calcext:value-type="float">
            <text:p>0.25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756277929208746" calcext:value-type="percentage">
            <text:p>-75.63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13" calcext:value-type="float">
            <text:p>0.13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897566134185304" calcext:value-type="percentage">
            <text:p>-89.76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48974.960642" calcext:value-type="float">
            <text:p>348974.9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3:48:38.599142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6-18T16:05:28.744641161</dc:date>
    <meta:editing-duration>P3DT1H13M45S</meta:editing-duration>
    <meta:editing-cycles>567</meta:editing-cycles>
    <meta:generator>LibreOffice/7.3.3.2$Linux_X86_64 LibreOffice_project/30$Build-2</meta:generator>
    <meta:document-statistic meta:table-count="1" meta:cell-count="497" meta:object-count="0"/>
  </office:meta>
</office:document-meta>
</file>